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4003FE9B5181445D10A.png" manifest:media-type="image/png"/>
  <manifest:file-entry manifest:full-path="Pictures/1000020100000500000003DF744FA2226221968F.png" manifest:media-type="image/png"/>
  <manifest:file-entry manifest:full-path="Pictures/1000020100000500000003DF8F1348E69AE58F5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414cm, 0cm, 8.038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36cm, 0.846cm, 21.145cm, 17.795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18cm" svg:stroke-color="#ed1c24" draw:marker-start="Circle" draw:marker-start-width="0.327cm" draw:marker-end="Half_20_Arrow_20_Right" draw:marker-end-width="0.327cm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ed1c24" draw:marker-start="Circle" draw:marker-start-width="0.327cm" draw:marker-end="Half_20_Arrow_20_Left" draw:marker-end-width="0.327cm" draw:textarea-vertical-align="middle" fo:padding-top="0.134cm" fo:padding-bottom="0.134cm" fo:padding-left="0.259cm" fo:padding-right="0.259cm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342cm" svg:height="4.063cm" svg:x="6.604cm" svg:y="7.366cm">
          <draw:image xlink:href="Pictures/1000020100000500000003DF744FA2226221968F.png" xlink:type="simple" xlink:show="embed" xlink:actuate="onLoad">
            <text:p/>
          </draw:image>
        </draw:frame>
        <draw:frame draw:style-name="gr2" draw:text-style-name="P1" draw:layer="layout" svg:width="9.143cm" svg:height="1.523cm" svg:x="4.573cm" svg:y="5.589cm">
          <draw:image xlink:href="Pictures/1000020100000500000003DF8F1348E69AE58F56.png" xlink:type="simple" xlink:show="embed" xlink:actuate="onLoad">
            <text:p/>
          </draw:image>
        </draw:frame>
        <draw:frame draw:style-name="gr3" draw:text-style-name="P1" draw:layer="layout" svg:width="0.52cm" svg:height="0.422cm" svg:x="4.826cm" svg:y="9.398cm">
          <draw:image xlink:href="Pictures/1000020100000400000004003FE9B5181445D10A.png" xlink:type="simple" xlink:show="embed" xlink:actuate="onLoad">
            <text:p/>
          </draw:image>
        </draw:frame>
        <draw:line draw:style-name="gr4" draw:text-style-name="P2" draw:layer="layout" svg:x1="4.826cm" svg:y1="10.922cm" svg:x2="7.112cm" svg:y2="10.922cm">
          <text:p/>
        </draw:line>
        <draw:line draw:style-name="gr5" draw:text-style-name="P2" draw:layer="layout" svg:x1="4.826cm" svg:y1="8.636cm" svg:x2="7.112cm" svg:y2="8.636cm">
          <text:p/>
        </draw:line>
        <draw:line draw:style-name="gr4" draw:text-style-name="P2" draw:layer="layout" svg:x1="5.842cm" svg:y1="9.906cm" svg:x2="8.128cm" svg:y2="9.906cm">
          <text:p/>
        </draw:line>
        <draw:line draw:style-name="gr5" draw:text-style-name="P2" draw:layer="layout" svg:x1="5.842cm" svg:y1="9.398cm" svg:x2="8.128cm" svg:y2="9.398cm">
          <text:p/>
        </draw:line>
        <draw:frame draw:style-name="gr3" draw:text-style-name="P1" draw:layer="layout" svg:width="0.52cm" svg:height="0.422cm" svg:x="5.83cm" svg:y="9.398cm">
          <draw:image xlink:href="Pictures/1000020100000400000004003FE9B5181445D10A.png" xlink:type="simple" xlink:show="embed" xlink:actuate="onLoad">
            <text:p/>
          </draw:image>
        </draw:frame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ookmarks Merger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put</text:p>
                <text:list>
                  <text:list-item>
                    <text:p/>
                  </text:list-item>
                </text:list>
              </text:list-item>
              <text:list-item>
                <text:p>Process</text:p>
                <text:list>
                  <text:list-item>
                    <text:p/>
                  </text:list-item>
                </text:list>
              </text:list-item>
              <text:list-item>
                <text:p>Output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Half_20_Arrow_20_Left" draw:display-name="Half Arrow Left" svg:viewBox="0 0 10 15" svg:d="M10 0zM5 0l-5 15h5z"/>
    <draw:marker draw:name="Half_20_Arrow_20_Right" draw:display-name="Half Arrow Right" svg:viewBox="0 0 10 15" svg:d="M0 0zM5 0l5 15h-5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2-27T22:25:25.629091943</meta:creation-date>
    <dc:date>2023-02-07T18:33:34.698852154</dc:date>
    <meta:editing-duration>PT7M6S</meta:editing-duration>
    <meta:editing-cycles>3</meta:editing-cycles>
    <meta:generator>LibreOffice/6.0.7.3$Linux_X86_64 LibreOffice_project/00m0$Build-3</meta:generator>
    <meta:document-statistic meta:object-count="40"/>
  </office:meta>
</office:document-meta>
</file>